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auto-grow-height="false" fo:min-height="0cm" fo:min-width="0cm"/>
    </style:style>
    <style:style style:name="gr5" style:family="graphic" style:parent-style-name="standard">
      <style:graphic-properties draw:auto-grow-height="false" fo:min-height="0.749cm" fo:min-width="0.499cm"/>
    </style:style>
    <style:style style:name="gr6" style:family="graphic" style:parent-style-name="standard">
      <style:graphic-properties draw:fill="solid" draw:fill-color="#ff8080" draw:auto-grow-height="false" fo:min-height="0cm" fo:min-width="0cm"/>
    </style:style>
    <style:style style:name="gr7" style:family="graphic" style:parent-style-name="standard">
      <style:graphic-properties svg:stroke-width="0.1cm" draw:marker-start-width="0.35cm" draw:marker-end-width="0.35cm" draw:fill="solid" draw:fill-color="#e6ff00" draw:auto-grow-height="false" fo:min-height="0.749cm" fo:min-width="0.499cm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solid" draw:fill-color="#ff8080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ff8080" draw:auto-grow-height="false" fo:min-height="0.749cm" fo:min-width="0.499cm"/>
    </style:style>
    <style:style style:name="gr10" style:family="graphic" style:parent-style-name="standard">
      <style:graphic-properties draw:fill="solid" draw:fill-color="#e6ff00" draw:auto-grow-height="false" fo:min-height="0cm" fo:min-width="0cm"/>
    </style:style>
    <style:style style:name="gr11" style:family="graphic" style:parent-style-name="standard">
      <style:graphic-properties draw:fill="solid" draw:fill-color="#e6ff00" draw:auto-grow-height="false" fo:min-height="0.749cm" fo:min-width="0.499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2.377cm"/>
    </style:style>
    <style:style style:name="gr15" style:family="graphic" style:parent-style-name="standard">
      <style:graphic-properties svg:stroke-width="0.1cm" svg:stroke-color="#00ff00" draw:marker-start-width="0.35cm" draw:marker-end-width="0.35cm" draw:fill="solid" draw:fill-color="#e6ff00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0000" draw:marker-start-width="0.35cm" draw:marker-end-width="0.35cm" draw:fill="solid" draw:fill-color="#ff8080" draw:auto-grow-height="false" fo:min-height="0.749cm" fo:min-width="0.49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2323dc" draw:marker-start-width="0.35cm" draw:marker-end-width="0.35cm" draw:fill="solid" draw:fill-color="#e6ff00" draw:auto-grow-height="false" fo:min-height="0.749cm" fo:min-width="0.499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1.585cm"/>
    </style:style>
    <style:style style:name="gr19" style:family="graphic" style:parent-style-name="standard">
      <style:graphic-properties draw:stroke="dash" draw:stroke-dash="_33__20_Dashes_20_3_20_Dots_20__28_var_29_" svg:stroke-width="0cm" svg:stroke-color="#ff3333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_33__20_Dashes_20_3_20_Dots_20__28_var_29_" svg:stroke-width="0cm" svg:stroke-color="#00ff0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width="0cm" draw:marker-start-width="0.2cm" draw:marker-end-width="0.2cm" draw:fill="solid" draw:fill-color="#ffffff" draw:auto-grow-height="false" fo:min-height="0.749cm" fo:min-width="0.499cm" fo:padding-top="0.125cm" fo:padding-bottom="0.125cm" fo:padding-left="0.25cm" fo:padding-right="0.25cm"/>
    </style:style>
    <style:style style:name="gr22" style:family="graphic" style:parent-style-name="standard">
      <style:graphic-properties draw:fill="solid" draw:fill-color="#ffffff" draw:auto-grow-height="false" fo:min-height="0cm" fo:min-width="0cm"/>
    </style:style>
    <style:style style:name="gr23" style:family="graphic" style:parent-style-name="standard">
      <style:graphic-properties svg:stroke-width="0.1cm" draw:marker-start-width="0.35cm" draw:marker-end-width="0.35cm" draw:fill="solid" draw:fill-color="#ffffff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draw:stroke="none" draw:stroke-dash="_33__20_Dashes_20_3_20_Dots_20__28_var_29_" svg:stroke-width="0cm" svg:stroke-color="#000000" draw:marker-end="Arrowheads_20_1" draw:fill="none" draw:fill-color="#ffffff" draw:textarea-horizontal-align="left" draw:auto-grow-height="true" draw:auto-grow-width="true" fo:min-height="0.793cm" fo:min-width="1.733cm"/>
    </style:style>
    <style:style style:name="gr25" style:family="graphic" style:parent-style-name="standard">
      <style:graphic-properties draw:stroke="none" draw:stroke-dash="_33__20_Dashes_20_3_20_Dots_20__28_var_29_" svg:stroke-width="0cm" svg:stroke-color="#000000" draw:marker-end="Arrowheads_20_1" draw:fill="none" draw:fill-color="#ffffff" draw:textarea-horizontal-align="left" draw:auto-grow-height="true" draw:auto-grow-width="true" fo:min-height="0.793cm" fo:min-width="3.406cm"/>
    </style:style>
    <style:style style:name="gr26" style:family="graphic" style:parent-style-name="standard">
      <style:graphic-properties draw:stroke="none" draw:stroke-dash="_33__20_Dashes_20_3_20_Dots_20__28_var_29_" svg:stroke-width="0cm" svg:stroke-color="#000000" draw:marker-end="Arrowheads_20_1" draw:fill="none" draw:fill-color="#ffffff" draw:textarea-horizontal-align="left" draw:auto-grow-height="true" draw:auto-grow-width="true" fo:min-height="1.585cm" fo:min-width="3.406cm"/>
    </style:style>
    <style:style style:name="gr27" style:family="graphic" style:parent-style-name="standard">
      <style:graphic-properties draw:stroke="none" draw:stroke-dash="_33__20_Dashes_20_3_20_Dots_20__28_var_29_" svg:stroke-width="0cm" svg:stroke-color="#000000" draw:marker-end="Arrowheads_20_1" draw:fill="none" draw:fill-color="#ffffff" draw:textarea-horizontal-align="left" draw:auto-grow-height="true" draw:auto-grow-width="true" fo:min-height="1.585cm" fo:min-width="4.472cm"/>
    </style:style>
    <style:style style:name="gr28" style:family="graphic" style:parent-style-name="standard">
      <style:graphic-properties draw:stroke="none" draw:stroke-dash="_33__20_Dashes_20_3_20_Dots_20__28_var_29_" svg:stroke-width="0cm" svg:stroke-color="#000000" draw:marker-end="Arrowheads_20_1" draw:fill="none" draw:fill-color="#ffffff" draw:textarea-horizontal-align="left" draw:auto-grow-height="true" draw:auto-grow-width="true" fo:min-height="1.75cm" fo:min-width="3.4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color="#000000"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/>
    </style:style>
    <style:style style:name="T1" style:family="text">
      <style:text-properties fo:color="#000000" fo:font-size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0cm" svg:height="10.5cm" svg:x="0.5cm" svg:y="18.5cm">
          <text:p text:style-name="P1"><text:span text:style-name="T1"/></text:p>
          <text:p text:style-name="P1"><text:span text:style-name="T1">1</text:span></text:p>
        </draw:rect>
        <draw:rect draw:style-name="gr2" draw:text-style-name="P3" draw:layer="layout" svg:width="20cm" svg:height="11.101cm" svg:x="0.5cm" svg:y="7cm">
          <text:p text:style-name="P4"/>
        </draw:rect>
        <draw:rect draw:style-name="gr3" draw:text-style-name="P3" draw:layer="layout" svg:width="20cm" svg:height="5.5cm" svg:x="0.5cm" svg:y="0.5cm">
          <text:p text:style-name="P4"/>
        </draw:rect>
        <draw:custom-shape draw:style-name="gr4" draw:text-style-name="P4" draw:id="id2" draw:layer="layout" svg:width="2cm" svg:height="2cm" svg:x="4.447cm" svg:y="10.399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><text:s text:c="2"/>A</text:p>
          <draw:enhanced-geometry svg:viewBox="0 0 21600 21600" draw:glue-points="10800 0 3160 3160 0 10800 3160 18440 10800 21600 18440 18440 21600 10800 18440 3160" draw:text-areas="3200 3200 18400 18400" draw:type="ring" draw:modifiers="3972.41379310345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id="id3" draw:layer="layout" svg:width="1cm" svg:height="1cm" svg:x="2.447cm" svg:y="13.8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2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id="id4" draw:layer="layout" svg:width="1cm" svg:height="1cm" svg:x="4.947cm" svg:y="16.3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id="id5" draw:layer="layout" svg:width="1cm" svg:height="1cm" svg:x="6.947cm" svg:y="14.3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id="id1" draw:layer="layout" svg:width="1cm" svg:height="1cm" svg:x="1.947cm" svg:y="10.8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1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4" draw:id="id11" draw:layer="layout" svg:width="2cm" svg:height="2cm" svg:x="14.447cm" svg:y="11.873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><text:s text:c="2"/>C</text:p>
          <draw:enhanced-geometry svg:viewBox="0 0 21600 21600" draw:glue-points="10800 0 3160 3160 0 10800 3160 18440 10800 21600 18440 18440 21600 10800 18440 3160" draw:text-areas="3200 3200 18400 18400" draw:type="ring" draw:modifiers="4274.66266866567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id="id9" draw:layer="layout" svg:width="1cm" svg:height="1cm" svg:x="12.947cm" svg:y="9.3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8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id="id10" draw:layer="layout" svg:width="1cm" svg:height="1cm" svg:x="12.183cm" svg:y="15.452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id="id12" draw:layer="layout" svg:width="1cm" svg:height="1cm" svg:x="14.947cm" svg:y="16.3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4" draw:id="id7" draw:layer="layout" svg:width="2cm" svg:height="2cm" svg:x="9.947cm" svg:y="8.899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><text:s text:c="2"/>B</text:p>
          <draw:enhanced-geometry svg:viewBox="0 0 21600 21600" draw:glue-points="10800 0 3160 3160 0 10800 3160 18440 10800 21600 18440 18440 21600 10800 18440 3160" draw:text-areas="3200 3200 18400 18400" draw:type="ring" draw:modifiers="4015.59220389805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id="id13" draw:layer="layout" svg:width="1cm" svg:height="1cm" svg:x="17.447cm" svg:y="12.3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10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id="id8" draw:layer="layout" svg:width="1cm" svg:height="1cm" svg:x="10.447cm" svg:y="12.8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id="id6" draw:layer="layout" svg:width="1cm" svg:height="1cm" svg:x="7.947cm" svg:y="8.39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3" draw:layer="layout" svg:x1="2.947cm" svg:y1="11.398cm" svg:x2="4.447cm" svg:y2="11.398cm" draw:start-shape="id1" draw:start-glue-point="11" draw:end-shape="id2" draw:end-glue-point="7">
          <text:p text:style-name="P4"/>
        </draw:connector>
        <draw:connector draw:style-name="gr12" draw:text-style-name="P3" draw:layer="layout" svg:x1="3.447cm" svg:y1="14.431cm" svg:x2="4.738cm" svg:y2="12.106cm" draw:start-shape="id3" draw:start-glue-point="1" draw:end-shape="id2" draw:end-glue-point="8">
          <text:p text:style-name="P4"/>
        </draw:connector>
        <draw:connector draw:style-name="gr12" draw:text-style-name="P3" draw:layer="layout" svg:x1="5.447cm" svg:y1="16.399cm" svg:x2="5.446cm" svg:y2="12.399cm" draw:start-shape="id4" draw:start-glue-point="0" draw:end-shape="id2" draw:end-glue-point="9">
          <text:p text:style-name="P4"/>
        </draw:connector>
        <draw:connector draw:style-name="gr12" draw:text-style-name="P3" draw:layer="layout" svg:x1="7.446cm" svg:y1="14.399cm" svg:x2="6.447cm" svg:y2="11.398cm" draw:start-shape="id5" draw:start-glue-point="5" draw:end-shape="id2" draw:end-glue-point="11">
          <text:p text:style-name="P4"/>
        </draw:connector>
        <draw:connector draw:style-name="gr12" draw:text-style-name="P3" draw:layer="layout" svg:x1="8.947cm" svg:y1="8.898cm" svg:x2="9.947cm" svg:y2="9.898cm" draw:start-shape="id6" draw:start-glue-point="11" draw:end-shape="id7" draw:end-glue-point="7">
          <text:p text:style-name="P4"/>
        </draw:connector>
        <draw:connector draw:style-name="gr12" draw:text-style-name="P3" draw:layer="layout" svg:x1="10.946cm" svg:y1="12.899cm" svg:x2="10.946cm" svg:y2="10.899cm" draw:start-shape="id8" draw:start-glue-point="5" draw:end-shape="id7" draw:end-glue-point="9">
          <text:p text:style-name="P4"/>
        </draw:connector>
        <draw:connector draw:style-name="gr12" draw:text-style-name="P3" draw:layer="layout" svg:x1="12.947cm" svg:y1="9.898cm" svg:x2="11.947cm" svg:y2="9.898cm" draw:start-shape="id9" draw:start-glue-point="7" draw:end-shape="id7" draw:end-glue-point="11">
          <text:p text:style-name="P4"/>
        </draw:connector>
        <draw:connector draw:style-name="gr12" draw:text-style-name="P3" draw:layer="layout" svg:x1="13.183cm" svg:y1="15.951cm" svg:x2="14.447cm" svg:y2="12.872cm" draw:start-shape="id10" draw:start-glue-point="11" draw:end-shape="id11" draw:end-glue-point="7">
          <text:p text:style-name="P4"/>
        </draw:connector>
        <draw:connector draw:style-name="gr12" draw:text-style-name="P3" draw:layer="layout" svg:x1="15.447cm" svg:y1="16.399cm" svg:x2="15.446cm" svg:y2="13.873cm" draw:start-shape="id12" draw:start-glue-point="0" draw:end-shape="id11" draw:end-glue-point="9">
          <text:p text:style-name="P4"/>
        </draw:connector>
        <draw:connector draw:style-name="gr12" draw:text-style-name="P3" draw:layer="layout" svg:x1="17.447cm" svg:y1="12.931cm" svg:x2="16.447cm" svg:y2="12.872cm" draw:start-shape="id13" draw:end-shape="id11" draw:end-glue-point="11">
          <text:p text:style-name="P4"/>
        </draw:connector>
        <draw:connector draw:style-name="gr13" draw:text-style-name="P3" draw:layer="layout" draw:type="curve" svg:x1="15.446cm" svg:y1="11.873cm" svg:x2="11.654cm" svg:y2="10.606cm" draw:start-shape="id11" draw:start-glue-point="5" draw:end-shape="id7" draw:end-glue-point="10">
          <text:p text:style-name="P4"/>
        </draw:connector>
        <draw:connector draw:style-name="gr13" draw:text-style-name="P3" draw:layer="layout" draw:type="curve" svg:x1="10.238cm" svg:y1="10.606cm" svg:x2="5.446cm" svg:y2="10.399cm" draw:start-shape="id7" draw:start-glue-point="8" draw:end-shape="id2" draw:end-glue-point="5">
          <text:p text:style-name="P4"/>
        </draw:connector>
        <draw:connector draw:style-name="gr13" draw:text-style-name="P3" draw:layer="layout" draw:type="curve" draw:line-skew="-1.875cm" svg:x1="5.446cm" svg:y1="10.399cm" svg:x2="15.446cm" svg:y2="11.873cm" draw:start-shape="id2" draw:start-glue-point="5" draw:end-shape="id11" draw:end-glue-point="5">
          <text:p text:style-name="P4"/>
        </draw:connector>
        <draw:frame draw:style-name="gr14" draw:text-style-name="P4" draw:layer="layout" svg:width="4cm" svg:height="2.627cm" svg:x="0.659cm" svg:y="7.051cm">
          <draw:text-box>
            <text:p text:style-name="P4">Yappi!</text:p>
            <text:p text:style-name="P4">Network Governance </text:p>
          </draw:text-box>
        </draw:frame>
        <draw:custom-shape draw:style-name="gr4" draw:text-style-name="P4" draw:layer="layout" svg:width="2cm" svg:height="2cm" svg:x="4cm" svg:y="21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><text:s text:c="2"/>A</text:p>
          <draw:enhanced-geometry svg:viewBox="0 0 21600 21600" draw:glue-points="10800 0 3160 3160 0 10800 3160 18440 10800 21600 18440 18440 21600 10800 18440 3160" draw:text-areas="3200 3200 18400 18400" draw:type="ring" draw:modifiers="4803.59820089955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id="id15" draw:layer="layout" svg:width="1cm" svg:height="1cm" svg:x="2cm" svg:y="24.5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2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id="id14" draw:layer="layout" svg:width="1cm" svg:height="1cm" svg:x="4.5cm" svg:y="27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id="id19" draw:layer="layout" svg:width="1cm" svg:height="1cm" svg:x="6.5cm" svg:y="25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id="id16" draw:layer="layout" svg:width="1cm" svg:height="1cm" svg:x="1.5cm" svg:y="21.5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1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6" draw:text-style-name="P4" draw:layer="layout" svg:width="2cm" svg:height="2cm" svg:x="14cm" svg:y="22.5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><text:s text:c="2"/>C</text:p>
          <draw:enhanced-geometry svg:viewBox="0 0 21600 21600" draw:glue-points="10800 0 3160 3160 0 10800 3160 18440 10800 21600 18440 18440 21600 10800 18440 3160" draw:text-areas="3200 3200 18400 18400" draw:type="ring" draw:modifiers="4814.3928035982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id="id20" draw:layer="layout" svg:width="1cm" svg:height="1cm" svg:x="12.5cm" svg:y="20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8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6" draw:id="id17" draw:layer="layout" svg:width="1cm" svg:height="1cm" svg:x="12cm" svg:y="26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id="id18" draw:layer="layout" svg:width="1cm" svg:height="1cm" svg:x="14.5cm" svg:y="27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4" draw:layer="layout" svg:width="2cm" svg:height="2cm" svg:x="9.5cm" svg:y="19.5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><text:s text:c="2"/>B</text:p>
          <draw:enhanced-geometry svg:viewBox="0 0 21600 21600" draw:glue-points="10800 0 3160 3160 0 10800 3160 18440 10800 21600 18440 18440 21600 10800 18440 3160" draw:text-areas="3200 3200 18400 18400" draw:type="ring" draw:modifiers="3983.2083958021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id="id22" draw:layer="layout" svg:width="1cm" svg:height="1cm" svg:x="17cm" svg:y="23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10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text-style-name="P5" draw:id="id21" draw:layer="layout" svg:width="1cm" svg:height="1cm" svg:x="10cm" svg:y="23.5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layer="layout" svg:width="1cm" svg:height="1cm" svg:x="7.5cm" svg:y="19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8" draw:text-style-name="P4" draw:layer="layout" svg:width="4cm" svg:height="1.835cm" svg:x="1cm" svg:y="19cm">
          <draw:text-box>
            <text:p text:style-name="P4">Yappi!</text:p>
            <text:p text:style-name="P4">Data Flow</text:p>
          </draw:text-box>
        </draw:frame>
        <draw:connector draw:style-name="gr19" draw:text-style-name="P3" draw:layer="layout" draw:type="line" svg:x1="4.645cm" svg:y1="27.145cm" svg:x2="2.499cm" svg:y2="25.5cm" draw:start-shape="id14" draw:start-glue-point="6" draw:end-shape="id15" draw:end-glue-point="9">
          <text:p text:style-name="P4"/>
        </draw:connector>
        <draw:connector draw:style-name="gr19" draw:text-style-name="P3" draw:layer="layout" draw:type="line" svg:x1="2.5cm" svg:y1="24.5cm" svg:x2="1.999cm" svg:y2="22.5cm" draw:start-shape="id15" draw:start-glue-point="0" draw:end-shape="id16" draw:end-glue-point="9">
          <text:p text:style-name="P4"/>
        </draw:connector>
        <draw:connector draw:style-name="gr19" draw:text-style-name="P3" draw:layer="layout" draw:type="line" svg:x1="12cm" svg:y1="26.499cm" svg:x2="5.5cm" svg:y2="27.499cm" draw:start-shape="id17" draw:start-glue-point="7" draw:end-shape="id14" draw:end-glue-point="11">
          <text:p text:style-name="P4"/>
        </draw:connector>
        <draw:connector draw:style-name="gr19" draw:text-style-name="P3" draw:layer="layout" draw:type="line" svg:x1="12.853cm" svg:y1="26.853cm" svg:x2="14.5cm" svg:y2="27.499cm" draw:start-shape="id17" draw:start-glue-point="10" draw:end-shape="id18" draw:end-glue-point="7">
          <text:p text:style-name="P4"/>
        </draw:connector>
        <draw:connector draw:style-name="gr19" draw:text-style-name="P3" draw:layer="layout" draw:type="line" svg:x1="12cm" svg:y1="26.499cm" svg:x2="7.5cm" svg:y2="25.499cm" draw:end-shape="id19" draw:end-glue-point="11">
          <text:p text:style-name="P4"/>
        </draw:connector>
        <draw:connector draw:style-name="gr20" draw:text-style-name="P3" draw:layer="layout" draw:type="line" svg:x1="12.999cm" svg:y1="21cm" svg:x2="10.853cm" svg:y2="23.645cm" draw:start-shape="id20" draw:start-glue-point="9" draw:end-shape="id21" draw:end-glue-point="12">
          <text:p text:style-name="P4"/>
        </draw:connector>
        <draw:connector draw:style-name="gr20" draw:text-style-name="P3" draw:layer="layout" draw:type="line" svg:x1="12.999cm" svg:y1="21.001cm" svg:x2="12.499cm" svg:y2="26cm" draw:end-shape="id17" draw:end-glue-point="5">
          <text:p text:style-name="P4"/>
        </draw:connector>
        <draw:connector draw:style-name="gr20" draw:text-style-name="P3" draw:layer="layout" draw:type="line" svg:x1="10cm" svg:y1="23.999cm" svg:x2="7.353cm" svg:y2="25.145cm" draw:start-shape="id21" draw:start-glue-point="7" draw:end-shape="id19" draw:end-glue-point="12">
          <text:p text:style-name="P4"/>
        </draw:connector>
        <draw:connector draw:style-name="gr20" draw:text-style-name="P3" draw:layer="layout" draw:type="line" svg:x1="13cm" svg:y1="26.499cm" svg:x2="17.145cm" svg:y2="23.853cm" draw:start-shape="id17" draw:start-glue-point="11" draw:end-shape="id22" draw:end-glue-point="8">
          <text:p text:style-name="P4"/>
        </draw:connector>
        <draw:custom-shape draw:style-name="gr21" draw:layer="layout" svg:width="1cm" svg:height="1cm" svg:x="1.5cm" svg:y="1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2" draw:layer="layout" svg:width="2cm" svg:height="2cm" svg:x="1cm" svg:y="3cm">
          <draw:glue-point draw:id="5" svg:x="4.997cm" svg:y="0cm"/>
          <draw:glue-point draw:id="6" svg:x="1.459cm" svg:y="1.459cm"/>
          <draw:glue-point draw:id="7" svg:x="0cm" svg:y="4.997cm"/>
          <draw:glue-point draw:id="8" svg:x="1.459cm" svg:y="8.535cm"/>
          <draw:glue-point draw:id="9" svg:x="4.997cm" svg:y="10cm"/>
          <draw:glue-point draw:id="10" svg:x="8.535cm" svg:y="8.535cm"/>
          <draw:glue-point draw:id="11" svg:x="10cm" svg:y="4.997cm"/>
          <draw:glue-point draw:id="12" svg:x="8.535cm" svg:y="1.459cm"/>
          <text:p text:style-name="P4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3" draw:text-style-name="P3" draw:layer="layout" draw:type="curve" draw:line-skew="0.279cm" svg:x1="14.941cm" svg:y1="1cm" svg:x2="13.5cm" svg:y2="2.277cm">
          <text:p text:style-name="P4"/>
        </draw:connector>
        <draw:connector draw:style-name="gr12" draw:text-style-name="P3" draw:layer="layout" draw:line-skew="-0.207cm" svg:x1="8.062cm" svg:y1="5cm" svg:x2="9cm" svg:y2="3.586cm">
          <text:p text:style-name="P4"/>
        </draw:connector>
        <draw:connector draw:style-name="gr20" draw:text-style-name="P3" draw:layer="layout" draw:type="line" svg:x1="13.5cm" svg:y1="4cm" svg:x2="15.375cm" svg:y2="4.022cm">
          <text:p text:style-name="P4"/>
        </draw:connector>
        <draw:custom-shape draw:style-name="gr23" draw:layer="layout" svg:width="1cm" svg:height="1cm" svg:x="7.5cm" svg:y="1cm">
          <draw:glue-point draw:id="5" svg:x="4.995cm" svg:y="0cm"/>
          <draw:glue-point draw:id="6" svg:x="1.458cm" svg:y="1.458cm"/>
          <draw:glue-point draw:id="7" svg:x="0cm" svg:y="4.995cm"/>
          <draw:glue-point draw:id="8" svg:x="1.458cm" svg:y="8.531cm"/>
          <draw:glue-point draw:id="9" svg:x="4.995cm" svg:y="10cm"/>
          <draw:glue-point draw:id="10" svg:x="8.531cm" svg:y="8.531cm"/>
          <draw:glue-point draw:id="11" svg:x="10cm" svg:y="4.995cm"/>
          <draw:glue-point draw:id="12" svg:x="8.531cm" svg:y="1.458cm"/>
          <text:p text:style-name="P4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4" draw:layer="layout" svg:width="2.233cm" svg:height="1.043cm" svg:x="3.145cm" svg:y="1cm">
          <draw:text-box>
            <text:p text:style-name="P4">A Node</text:p>
          </draw:text-box>
        </draw:frame>
        <draw:frame draw:style-name="gr25" draw:layer="layout" svg:width="3.906cm" svg:height="1.043cm" svg:x="3cm" svg:y="3.5cm">
          <draw:text-box>
            <text:p text:style-name="P4">A Super <text:s/>Node</text:p>
          </draw:text-box>
        </draw:frame>
        <draw:frame draw:style-name="gr25" draw:layer="layout" svg:width="3.906cm" svg:height="1.043cm" svg:x="9cm" svg:y="1cm">
          <draw:text-box>
            <text:p text:style-name="P4">A Publisher</text:p>
          </draw:text-box>
        </draw:frame>
        <draw:frame draw:style-name="gr26" draw:layer="layout" svg:width="3.906cm" svg:height="1.835cm" svg:x="9.094cm" svg:y="3.5cm">
          <draw:text-box>
            <text:p text:style-name="P4">Control </text:p>
            <text:p text:style-name="P4">Connections</text:p>
          </draw:text-box>
        </draw:frame>
        <draw:frame draw:style-name="gr27" draw:layer="layout" svg:width="4.972cm" svg:height="1.835cm" svg:x="15.528cm" svg:y="0.665cm">
          <draw:text-box>
            <text:p text:style-name="P4">Control and Search</text:p>
            <text:p text:style-name="P4">Flow btw SNs</text:p>
          </draw:text-box>
        </draw:frame>
        <draw:frame draw:style-name="gr28" draw:text-style-name="P4" draw:layer="layout" svg:width="3.906cm" svg:height="2cm" svg:x="15.594cm" svg:y="3.5cm">
          <draw:text-box>
            <text:p text:style-name="P4">Real Time</text:p>
            <text:p text:style-name="P4">Data Flow</text:p>
          </draw:text-box>
        </draw:frame>
        <draw:connector draw:style-name="gr19" draw:text-style-name="P3" draw:layer="layout" draw:type="line" svg:x1="6.5cm" svg:y1="25.499cm" svg:x2="2.353cm" svg:y2="22.353cm" draw:start-shape="id19" draw:start-glue-point="7" draw:end-shape="id16" draw:end-glue-point="1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.322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{milestone}$Linux OpenOffice.org_project/680$Build-8825</meta:generator>
    <meta:creation-date>2006-04-21T10:24:42</meta:creation-date>
    <dc:date>2006-04-30T21:39:48</dc:date>
    <dc:language>en-US</dc:language>
    <meta:editing-cycles>9</meta:editing-cycles>
    <meta:editing-duration>PT10H27M48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